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5.08pt" svg:height="405.84pt" svg:x="1358.02pt" svg:y="407.34pt">
            <loext:p draw:notify-on-update-of-ranges="Sheet1.M3:Sheet1.M8 Sheet1.N2:Sheet1.N2 Sheet1.N3:Sheet1.N8 Sheet1.M3:Sheet1.M8 Sheet1.O2:Sheet1.O2 Sheet1.O3:Sheet1.O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6.01pt" svg:height="403.03pt" svg:x="809.12pt" svg:y="420.66pt">
            <loext:p draw:notify-on-update-of-ranges="Sheet1.M12:Sheet1.M17 Sheet1.N11:Sheet1.N11 Sheet1.N12:Sheet1.N17 Sheet1.O11:Sheet1.O11 Sheet1.O12:Sheet1.O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eveyshaku: sokkelo 20x20, reitti löytyy</text:p>
          </table:table-cell>
          <table:table-cell table:number-columns-repeated="5"/>
          <table:table-cell office:value-type="string" calcext:value-type="string">
            <text:p>IDA*: sokkelo 20x2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/>
          <table:table-cell office:value-type="string" calcext:value-type="string">
            <text:p>reitin pituu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08" calcext:value-type="float">
            <text:p>20708</text:p>
          </table:table-cell>
          <table:table-cell office:value-type="float" office:value="1688" calcext:value-type="float">
            <text:p>1688</text:p>
          </table:table-cell>
          <table:table-cell office:value-type="float" office:value="2209" calcext:value-type="float">
            <text:p>2209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number-matrix-columns-spanned="1" table:number-matrix-rows-spanned="1" table:formula="of:=MEDIAN(IF([.$A$3:.$A$138]=[.M3];[.$E$3:.$E$139];&quot;&quot;))" office:value-type="float" office:value="86.5" calcext:value-type="float">
            <text:p>86.5</text:p>
          </table:table-cell>
          <table:table-cell table:style-name="ce1" table:number-matrix-columns-spanned="1" table:number-matrix-rows-spanned="1" table:formula="of:=MEDIAN(IF([.$G$3:.$G$91]=[.M3];[.$K$3:.$K$91];&quot;&quot;)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5" calcext:value-type="float">
            <text:p>1545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table:number-matrix-columns-spanned="1" table:number-matrix-rows-spanned="1" table:formula="of:=MEDIAN(IF([.$A$3:.$A$138]=[.M4];[.$E$3:.$E$139];&quot;&quot;))" office:value-type="float" office:value="207" calcext:value-type="float">
            <text:p>207</text:p>
          </table:table-cell>
          <table:table-cell table:style-name="ce1" table:number-matrix-columns-spanned="1" table:number-matrix-rows-spanned="1" table:formula="of:=MEDIAN(IF([.$G$3:.$G$91]=[.M4];[.$K$3:.$K$91];&quot;&quot;))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3" calcext:value-type="float">
            <text:p>1213</text:p>
          </table:table-cell>
          <table:table-cell office:value-type="float" office:value="238" calcext:value-type="float">
            <text:p>238</text:p>
          </table:table-cell>
          <table:table-cell office:value-type="float" office:value="305" calcext:value-type="float">
            <text:p>30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table:number-matrix-columns-spanned="1" table:number-matrix-rows-spanned="1" table:formula="of:=MEDIAN(IF([.$A$3:.$A$138]=[.M5];[.$E$3:.$E$139];&quot;&quot;))" office:value-type="float" office:value="387" calcext:value-type="float">
            <text:p>387</text:p>
          </table:table-cell>
          <table:table-cell table:style-name="ce1" table:number-matrix-columns-spanned="1" table:number-matrix-rows-spanned="1" table:formula="of:=MEDIAN(IF([.$G$3:.$G$91]=[.M5];[.$K$3:.$K$91];&quot;&quot;))" office:value-type="float" office:value="2890.5" calcext:value-type="float">
            <text:p>2890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3" calcext:value-type="float">
            <text:p>1203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number-matrix-columns-spanned="1" table:number-matrix-rows-spanned="1" table:formula="of:=MEDIAN(IF([.$A$3:.$A$138]=[.M6];[.$E$3:.$E$139];&quot;&quot;))" office:value-type="float" office:value="124" calcext:value-type="float">
            <text:p>124</text:p>
          </table:table-cell>
          <table:table-cell table:style-name="ce1" table:number-matrix-columns-spanned="1" table:number-matrix-rows-spanned="1" table:formula="of:=MEDIAN(IF([.$G$3:.$G$91]=[.M6];[.$K$3:.$K$91];&quot;&quot;))"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1" table:number-matrix-columns-spanned="1" table:number-matrix-rows-spanned="1" table:formula="of:=MEDIAN(IF([.$A$3:.$A$138]=[.M7];[.$E$3:.$E$139];&quot;&quot;))" office:value-type="float" office:value="195.5" calcext:value-type="float">
            <text:p>195.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9" calcext:value-type="float">
            <text:p>1059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" table:number-matrix-columns-spanned="1" table:number-matrix-rows-spanned="1" table:formula="of:=MEDIAN(IF([.$A$3:.$A$138]=[.M8];[.$E$3:.$E$139];&quot;&quot;))" office:value-type="float" office:value="144" calcext:value-type="float">
            <text:p>144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6" calcext:value-type="float">
            <text:p>1146</text:p>
          </table:table-cell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8" calcext:value-type="float">
            <text:p>1738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7" calcext:value-type="float">
            <text:p>1007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number-matrix-columns-spanned="1" table:number-matrix-rows-spanned="1" table:formula="of:=MEDIAN(IF([.$A$141:.$A$275]=[.M12];[.$E$141:.$E$275];&quot;&quot;))" office:value-type="float" office:value="24" calcext:value-type="float">
            <text:p>24</text:p>
          </table:table-cell>
          <table:table-cell table:style-name="ce1" table:number-matrix-columns-spanned="1" table:number-matrix-rows-spanned="1" table:formula="of:=MEDIAN(IF([.$G$95:.$G$275]=[.M12];[.$K$95:.$K$275];&quot;&quot;))"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number-matrix-columns-spanned="1" table:number-matrix-rows-spanned="1" table:formula="of:=MEDIAN(IF([.$A$141:.$A$275]=[.M13];[.$E$141:.$E$275];&quot;&quot;))" office:value-type="float" office:value="95" calcext:value-type="float">
            <text:p>95</text:p>
          </table:table-cell>
          <table:table-cell table:style-name="ce1" table:number-matrix-columns-spanned="1" table:number-matrix-rows-spanned="1" table:formula="of:=MEDIAN(IF([.$G$95:.$G$275]=[.M13];[.$K$95:.$K$275];&quot;&quot;))" office:value-type="float" office:value="8927639.5" calcext:value-type="float">
            <text:p>892763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4" calcext:value-type="float">
            <text:p>954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number-matrix-columns-spanned="1" table:number-matrix-rows-spanned="1" table:formula="of:=MEDIAN(IF([.$A$141:.$A$275]=[.M14];[.$E$141:.$E$275];&quot;&quot;))" office:value-type="float" office:value="164.5" calcext:value-type="float">
            <text:p>164.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5" calcext:value-type="float">
            <text:p>975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table:number-matrix-columns-spanned="1" table:number-matrix-rows-spanned="1" table:formula="of:=MEDIAN(IF([.$A$141:.$A$275]=[.M15];[.$E$141:.$E$275];&quot;&quot;))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5" calcext:value-type="float">
            <text:p>905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table:number-matrix-columns-spanned="1" table:number-matrix-rows-spanned="1" table:formula="of:=MEDIAN(IF([.$A$141:.$A$275]=[.M16];[.$E$141:.$E$275];&quot;&quot;))" office:value-type="float" office:value="283.5" calcext:value-type="float">
            <text:p>283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2" calcext:value-type="float">
            <text:p>602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table:number-matrix-columns-spanned="1" table:number-matrix-rows-spanned="1" table:formula="of:=MEDIAN(IF([.$A$141:.$A$275]=[.M17];[.$E$141:.$E$275];&quot;&quot;))" office:value-type="float" office:value="416.5" calcext:value-type="float">
            <text:p>416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2" calcext:value-type="float">
            <text:p>892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6" calcext:value-type="float">
            <text:p>726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3" calcext:value-type="float">
            <text:p>653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40x40, reitti löytyy</text:p>
          </table:table-cell>
          <table:table-cell table:number-columns-repeated="5"/>
          <table:table-cell office:value-type="string" calcext:value-type="string">
            <text:p>IDA*: sokkelo 40x4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67" calcext:value-type="float">
            <text:p>1367</text:p>
          </table:table-cell>
          <table:table-cell office:value-type="float" office:value="485" calcext:value-type="float">
            <text:p>485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153" calcext:value-type="float">
            <text:p>153</text:p>
          </table:table-cell>
          <table:table-cell office:value-type="float" office:value="55" calcext:value-type="float">
            <text:p>55</text:p>
          </table:table-cell>
          <table:table-cell office:value-type="float" office:value="11596" calcext:value-type="float">
            <text:p>1159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5" calcext:value-type="float">
            <text:p>1255</text:p>
          </table:table-cell>
          <table:table-cell office:value-type="float" office:value="663" calcext:value-type="float">
            <text:p>663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3" calcext:value-type="float">
            <text:p>47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1" calcext:value-type="float">
            <text:p>1501</text:p>
          </table:table-cell>
          <table:table-cell office:value-type="float" office:value="677" calcext:value-type="float">
            <text:p>677</text:p>
          </table:table-cell>
          <table:table-cell office:value-type="float" office:value="199" calcext:value-type="float">
            <text:p>19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89" calcext:value-type="float">
            <text:p>1389</text:p>
          </table:table-cell>
          <table:table-cell office:value-type="float" office:value="716" calcext:value-type="float">
            <text:p>7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6" calcext:value-type="float">
            <text:p>976</text:p>
          </table:table-cell>
          <table:table-cell office:value-type="float" office:value="498" calcext:value-type="float">
            <text:p>49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7" calcext:value-type="float">
            <text:p>617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7" calcext:value-type="float">
            <text:p>827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1" calcext:value-type="float">
            <text:p>65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5" calcext:value-type="float">
            <text:p>1015</text:p>
          </table:table-cell>
          <table:table-cell office:value-type="float" office:value="360" calcext:value-type="float">
            <text:p>36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6" calcext:value-type="float">
            <text:p>1086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5" calcext:value-type="float">
            <text:p>1025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96" calcext:value-type="float">
            <text:p>396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2" calcext:value-type="float">
            <text:p>942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7" calcext:value-type="float">
            <text:p>1157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1" calcext:value-type="float">
            <text:p>1091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7" calcext:value-type="float">
            <text:p>1007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82" calcext:value-type="float">
            <text:p>382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2" calcext:value-type="float">
            <text:p>1032</text:p>
          </table:table-cell>
          <table:table-cell office:value-type="float" office:value="204" calcext:value-type="float">
            <text:p>204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9" calcext:value-type="float">
            <text:p>989</text:p>
          </table:table-cell>
          <table:table-cell office:value-type="float" office:value="193" calcext:value-type="float">
            <text:p>193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6" calcext:value-type="float">
            <text:p>1306</text:p>
          </table:table-cell>
          <table:table-cell office:value-type="float" office:value="210" calcext:value-type="float">
            <text:p>210</text:p>
          </table:table-cell>
          <table:table-cell office:value-type="float" office:value="124" calcext:value-type="float">
            <text:p>12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2" calcext:value-type="float">
            <text:p>352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7" calcext:value-type="float">
            <text:p>1457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50x50, reitti löytyy</text:p>
          </table:table-cell>
          <table:table-cell table:number-columns-repeated="5"/>
          <table:table-cell office:value-type="string" calcext:value-type="string">
            <text:p>IDA*: sokkelo 50x5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4" calcext:value-type="float">
            <text:p>1864</text:p>
          </table:table-cell>
          <table:table-cell office:value-type="float" office:value="325" calcext:value-type="float">
            <text:p>325</text:p>
          </table:table-cell>
          <table:table-cell office:value-type="float" office:value="238" calcext:value-type="float">
            <text:p>23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60" calcext:value-type="float">
            <text:p>1660</text:p>
          </table:table-cell>
          <table:table-cell office:value-type="float" office:value="312" calcext:value-type="float">
            <text:p>312</text:p>
          </table:table-cell>
          <table:table-cell office:value-type="float" office:value="239" calcext:value-type="float">
            <text:p>239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37" calcext:value-type="float">
            <text:p>437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2" calcext:value-type="float">
            <text:p>1652</text:p>
          </table:table-cell>
          <table:table-cell office:value-type="float" office:value="475" calcext:value-type="float">
            <text:p>475</text:p>
          </table:table-cell>
          <table:table-cell office:value-type="float" office:value="230" calcext:value-type="float">
            <text:p>23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4" calcext:value-type="float">
            <text:p>1534</text:p>
          </table:table-cell>
          <table:table-cell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9" calcext:value-type="float">
            <text:p>1549</text:p>
          </table:table-cell>
          <table:table-cell office:value-type="float" office:value="648" calcext:value-type="float">
            <text:p>648</text:p>
          </table:table-cell>
          <table:table-cell office:value-type="float" office:value="237" calcext:value-type="float">
            <text:p>237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5" calcext:value-type="float">
            <text:p>465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" calcext:value-type="float">
            <text:p>1485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96" calcext:value-type="float">
            <text:p>1696</text:p>
          </table:table-cell>
          <table:table-cell office:value-type="float" office:value="309" calcext:value-type="float">
            <text:p>309</text:p>
          </table:table-cell>
          <table:table-cell office:value-type="float" office:value="223" calcext:value-type="float">
            <text:p>22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3" calcext:value-type="float">
            <text:p>413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77" calcext:value-type="float">
            <text:p>1677</text:p>
          </table:table-cell>
          <table:table-cell office:value-type="float" office:value="315" calcext:value-type="float">
            <text:p>315</text:p>
          </table:table-cell>
          <table:table-cell office:value-type="float" office:value="238" calcext:value-type="float">
            <text:p>238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6" calcext:value-type="float">
            <text:p>476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62" calcext:value-type="float">
            <text:p>1562</text:p>
          </table:table-cell>
          <table:table-cell office:value-type="float" office:value="789" calcext:value-type="float">
            <text:p>789</text:p>
          </table:table-cell>
          <table:table-cell office:value-type="float" office:value="266" calcext:value-type="float">
            <text:p>266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9" calcext:value-type="float">
            <text:p>409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6" calcext:value-type="float">
            <text:p>1486</text:p>
          </table:table-cell>
          <table:table-cell office:value-type="float" office:value="322" calcext:value-type="float">
            <text:p>322</text:p>
          </table:table-cell>
          <table:table-cell office:value-type="float" office:value="227" calcext:value-type="float">
            <text:p>22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7" calcext:value-type="float">
            <text:p>347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93" calcext:value-type="float">
            <text:p>1493</text:p>
          </table:table-cell>
          <table:table-cell office:value-type="float" office:value="348" calcext:value-type="float">
            <text:p>348</text:p>
          </table:table-cell>
          <table:table-cell office:value-type="float" office:value="231" calcext:value-type="float">
            <text:p>231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79" calcext:value-type="float">
            <text:p>1579</text:p>
          </table:table-cell>
          <table:table-cell office:value-type="float" office:value="312" calcext:value-type="float">
            <text:p>312</text:p>
          </table:table-cell>
          <table:table-cell office:value-type="float" office:value="234" calcext:value-type="float">
            <text:p>234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2" calcext:value-type="float">
            <text:p>442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9" calcext:value-type="float">
            <text:p>1409</text:p>
          </table:table-cell>
          <table:table-cell office:value-type="float" office:value="320" calcext:value-type="float">
            <text:p>320</text:p>
          </table:table-cell>
          <table:table-cell office:value-type="float" office:value="232" calcext:value-type="float">
            <text:p>23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0" calcext:value-type="float">
            <text:p>530</text:p>
          </table:table-cell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46" calcext:value-type="float">
            <text:p>1246</text:p>
          </table:table-cell>
          <table:table-cell office:value-type="float" office:value="605" calcext:value-type="float">
            <text:p>605</text:p>
          </table:table-cell>
          <table:table-cell office:value-type="float" office:value="255" calcext:value-type="float">
            <text:p>255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2" calcext:value-type="float">
            <text:p>982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92" calcext:value-type="float">
            <text:p>6092</text:p>
          </table:table-cell>
          <table:table-cell office:value-type="float" office:value="305" calcext:value-type="float">
            <text:p>305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5" calcext:value-type="float">
            <text:p>415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51" calcext:value-type="float">
            <text:p>1251</text:p>
          </table:table-cell>
          <table:table-cell office:value-type="float" office:value="302" calcext:value-type="float">
            <text:p>302</text:p>
          </table:table-cell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21" calcext:value-type="float">
            <text:p>421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9" calcext:value-type="float">
            <text:p>939</text:p>
          </table:table-cell>
          <table:table-cell office:value-type="float" office:value="249" calcext:value-type="float">
            <text:p>249</text:p>
          </table:table-cell>
          <table:table-cell office:value-type="float" office:value="223" calcext:value-type="float">
            <text:p>2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2" calcext:value-type="float">
            <text:p>1102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6" calcext:value-type="float">
            <text:p>446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60x60, reitti löytyy</text:p>
          </table:table-cell>
          <table:table-cell table:number-columns-repeated="5"/>
          <table:table-cell office:value-type="string" calcext:value-type="string">
            <text:p>IDA*: sokkelo 60x6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3" calcext:value-type="float">
            <text:p>1273</text:p>
          </table:table-cell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249" calcext:value-type="float">
            <text:p>249</text:p>
          </table:table-cell>
          <table:table-cell office:value-type="float" office:value="91" calcext:value-type="float">
            <text:p>91</text:p>
          </table:table-cell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2" calcext:value-type="float">
            <text:p>1072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239" calcext:value-type="float">
            <text:p>239</text:p>
          </table:table-cell>
          <table:table-cell office:value-type="float" office:value="83" calcext:value-type="float">
            <text:p>83</text:p>
          </table:table-cell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6" calcext:value-type="float">
            <text:p>946</text:p>
          </table:table-cell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92" calcext:value-type="float">
            <text:p>492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9" calcext:value-type="float">
            <text:p>919</text:p>
          </table:table-cell>
          <table:table-cell office:value-type="float" office:value="345" calcext:value-type="float">
            <text:p>345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20" calcext:value-type="float">
            <text:p>720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3" calcext:value-type="float">
            <text:p>843</text:p>
          </table:table-cell>
          <table:table-cell office:value-type="float" office:value="488" calcext:value-type="float">
            <text:p>488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6" calcext:value-type="float">
            <text:p>546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9" calcext:value-type="float">
            <text:p>839</text:p>
          </table:table-cell>
          <table:table-cell office:value-type="float" office:value="346" calcext:value-type="float">
            <text:p>346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7" calcext:value-type="float">
            <text:p>997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32" calcext:value-type="float">
            <text:p>432</text:p>
          </table:table-cell>
          <table:table-cell office:value-type="float" office:value="243" calcext:value-type="float">
            <text:p>243</text:p>
          </table:table-cell>
          <table:table-cell office:value-type="float" office:value="86" calcext:value-type="float">
            <text:p>86</text:p>
          </table:table-cell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7" calcext:value-type="float">
            <text:p>857</text:p>
          </table:table-cell>
          <table:table-cell office:value-type="float" office:value="342" calcext:value-type="float">
            <text:p>342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36" calcext:value-type="float">
            <text:p>736</text:p>
          </table:table-cell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6" calcext:value-type="float">
            <text:p>1096</text:p>
          </table:table-cell>
          <table:table-cell office:value-type="float" office:value="352" calcext:value-type="float">
            <text:p>352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7" calcext:value-type="float">
            <text:p>547</text:p>
          </table:table-cell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7" calcext:value-type="float">
            <text:p>847</text:p>
          </table:table-cell>
          <table:table-cell office:value-type="float" office:value="338" calcext:value-type="float">
            <text:p>338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9" calcext:value-type="float">
            <text:p>519</text:p>
          </table:table-cell>
          <table:table-cell office:value-type="float" office:value="243" calcext:value-type="float">
            <text:p>243</text:p>
          </table:table-cell>
          <table:table-cell office:value-type="float" office:value="83" calcext:value-type="float">
            <text:p>83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8" calcext:value-type="float">
            <text:p>928</text:p>
          </table:table-cell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30" calcext:value-type="float">
            <text:p>630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6" calcext:value-type="float">
            <text:p>876</text:p>
          </table:table-cell>
          <table:table-cell office:value-type="float" office:value="522" calcext:value-type="float">
            <text:p>522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1" calcext:value-type="float">
            <text:p>1001</text:p>
          </table:table-cell>
          <table:table-cell office:value-type="float" office:value="332" calcext:value-type="float">
            <text:p>332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62" calcext:value-type="float">
            <text:p>562</text:p>
          </table:table-cell>
          <table:table-cell office:value-type="float" office:value="243" calcext:value-type="float">
            <text:p>243</text:p>
          </table:table-cell>
          <table:table-cell office:value-type="float" office:value="85" calcext:value-type="float">
            <text:p>85</text:p>
          </table:table-cell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36" calcext:value-type="float">
            <text:p>1136</text:p>
          </table:table-cell>
          <table:table-cell office:value-type="float" office:value="334" calcext:value-type="float">
            <text:p>334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4" calcext:value-type="float">
            <text:p>584</text:p>
          </table:table-cell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  <table:table-cell office:value-type="float" office:value="356" calcext:value-type="float">
            <text:p>356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2" calcext:value-type="float">
            <text:p>452</text:p>
          </table:table-cell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1" calcext:value-type="float">
            <text:p>991</text:p>
          </table:table-cell>
          <table:table-cell office:value-type="float" office:value="345" calcext:value-type="float">
            <text:p>345</text:p>
          </table:table-cell>
          <table:table-cell office:value-type="float" office:value="177" calcext:value-type="float">
            <text:p>17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6" calcext:value-type="float">
            <text:p>89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257" calcext:value-type="float">
            <text:p>257</text:p>
          </table:table-cell>
          <table:table-cell office:value-type="float" office:value="85" calcext:value-type="float">
            <text:p>85</text:p>
          </table:table-cell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5" calcext:value-type="float">
            <text:p>925</text:p>
          </table:table-cell>
          <table:table-cell office:value-type="float" office:value="332" calcext:value-type="float">
            <text:p>332</text:p>
          </table:table-cell>
          <table:table-cell office:value-type="float" office:value="199" calcext:value-type="float">
            <text:p>19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0" calcext:value-type="float">
            <text:p>540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4" calcext:value-type="float">
            <text:p>844</text:p>
          </table:table-cell>
          <table:table-cell office:value-type="float" office:value="480" calcext:value-type="float">
            <text:p>480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8" calcext:value-type="float">
            <text:p>488</text:p>
          </table:table-cell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3" calcext:value-type="float">
            <text:p>953</text:p>
          </table:table-cell>
          <table:table-cell office:value-type="float" office:value="376" calcext:value-type="float">
            <text:p>376</text:p>
          </table:table-cell>
          <table:table-cell office:value-type="float" office:value="183" calcext:value-type="float">
            <text:p>18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256" calcext:value-type="float">
            <text:p>256</text:p>
          </table:table-cell>
          <table:table-cell office:value-type="float" office:value="89" calcext:value-type="float">
            <text:p>89</text:p>
          </table:table-cell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70x70, reitti löytyy</text:p>
          </table:table-cell>
          <table:table-cell table:number-columns-repeated="5"/>
          <table:table-cell office:value-type="string" calcext:value-type="string">
            <text:p>IDA*: sokkelo 20x20, takaa-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5" calcext:value-type="float">
            <text:p>1365</text:p>
          </table:table-cell>
          <table:table-cell office:value-type="float" office:value="451" calcext:value-type="float">
            <text:p>451</text:p>
          </table:table-cell>
          <table:table-cell office:value-type="float" office:value="306" calcext:value-type="float">
            <text:p>306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6" calcext:value-type="float">
            <text:p>1076</text:p>
          </table:table-cell>
          <table:table-cell office:value-type="float" office:value="630" calcext:value-type="float">
            <text:p>630</text:p>
          </table:table-cell>
          <table:table-cell office:value-type="float" office:value="302" calcext:value-type="float">
            <text:p>30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2" calcext:value-type="float">
            <text:p>1062</text:p>
          </table:table-cell>
          <table:table-cell office:value-type="float" office:value="478" calcext:value-type="float">
            <text:p>478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3" calcext:value-type="float">
            <text:p>1083</text:p>
          </table:table-cell>
          <table:table-cell office:value-type="float" office:value="446" calcext:value-type="float">
            <text:p>446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69" calcext:value-type="float">
            <text:p>2969</text:p>
          </table:table-cell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2" calcext:value-type="float">
            <text:p>1012</text:p>
          </table:table-cell>
          <table:table-cell office:value-type="float" office:value="468" calcext:value-type="float">
            <text:p>468</text:p>
          </table:table-cell>
          <table:table-cell office:value-type="float" office:value="334" calcext:value-type="float">
            <text:p>33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6" calcext:value-type="float">
            <text:p>1026</text:p>
          </table:table-cell>
          <table:table-cell office:value-type="float" office:value="477" calcext:value-type="float">
            <text:p>477</text:p>
          </table:table-cell>
          <table:table-cell office:value-type="float" office:value="310" calcext:value-type="float">
            <text:p>31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8" calcext:value-type="float">
            <text:p>998</text:p>
          </table:table-cell>
          <table:table-cell office:value-type="float" office:value="464" calcext:value-type="float">
            <text:p>464</text:p>
          </table:table-cell>
          <table:table-cell office:value-type="float" office:value="301" calcext:value-type="float">
            <text:p>30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5" calcext:value-type="float">
            <text:p>1065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  <table:table-cell office:value-type="float" office:value="458" calcext:value-type="float">
            <text:p>458</text:p>
          </table:table-cell>
          <table:table-cell office:value-type="float" office:value="322" calcext:value-type="float">
            <text:p>32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6" calcext:value-type="float">
            <text:p>966</text:p>
          </table:table-cell>
          <table:table-cell office:value-type="float" office:value="457" calcext:value-type="float">
            <text:p>457</text:p>
          </table:table-cell>
          <table:table-cell office:value-type="float" office:value="289" calcext:value-type="float">
            <text:p>28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2" calcext:value-type="float">
            <text:p>992</text:p>
          </table:table-cell>
          <table:table-cell office:value-type="float" office:value="450" calcext:value-type="float">
            <text:p>450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9" calcext:value-type="float">
            <text:p>999</text:p>
          </table:table-cell>
          <table:table-cell office:value-type="float" office:value="445" calcext:value-type="float">
            <text:p>445</text:p>
          </table:table-cell>
          <table:table-cell office:value-type="float" office:value="301" calcext:value-type="float">
            <text:p>30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1" calcext:value-type="float">
            <text:p>1071</text:p>
          </table:table-cell>
          <table:table-cell office:value-type="float" office:value="422" calcext:value-type="float">
            <text:p>422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7" calcext:value-type="float">
            <text:p>957</text:p>
          </table:table-cell>
          <table:table-cell office:value-type="float" office:value="476" calcext:value-type="float">
            <text:p>476</text:p>
          </table:table-cell>
          <table:table-cell office:value-type="float" office:value="301" calcext:value-type="float">
            <text:p>30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4" calcext:value-type="float">
            <text:p>1054</text:p>
          </table:table-cell>
          <table:table-cell office:value-type="float" office:value="431" calcext:value-type="float">
            <text:p>43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1" calcext:value-type="float">
            <text:p>1121</text:p>
          </table:table-cell>
          <table:table-cell office:value-type="float" office:value="463" calcext:value-type="float">
            <text:p>463</text:p>
          </table:table-cell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float" office:value="448" calcext:value-type="float">
            <text:p>448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1" calcext:value-type="float">
            <text:p>1081</text:p>
          </table:table-cell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46" calcext:value-type="float">
            <text:p>1246</text:p>
          </table:table-cell>
          <table:table-cell office:value-type="float" office:value="444" calcext:value-type="float">
            <text:p>444</text:p>
          </table:table-cell>
          <table:table-cell office:value-type="float" office:value="298" calcext:value-type="float">
            <text:p>2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80x80, reitti löytyy</text:p>
          </table:table-cell>
          <table:table-cell table:number-columns-repeated="5"/>
          <table:table-cell office:value-type="string" calcext:value-type="string">
            <text:p>IDA*: sokkelo 40x40, takaa-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8905673" calcext:value-type="float">
            <text:p>890567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office:value-type="float" office:value="435" calcext:value-type="float">
            <text:p>435</text:p>
          </table:table-cell>
          <table:table-cell office:value-type="float" office:value="309" calcext:value-type="float">
            <text:p>30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8" calcext:value-type="float">
            <text:p>568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313798" calcext:value-type="float">
            <text:p>931379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9" calcext:value-type="float">
            <text:p>749</text:p>
          </table:table-cell>
          <table:table-cell office:value-type="float" office:value="427" calcext:value-type="float">
            <text:p>427</text:p>
          </table:table-cell>
          <table:table-cell office:value-type="float" office:value="290" calcext:value-type="float">
            <text:p>2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5" calcext:value-type="float">
            <text:p>685</text:p>
          </table:table-cell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8953877" calcext:value-type="float">
            <text:p>895387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6" calcext:value-type="float">
            <text:p>886</text:p>
          </table:table-cell>
          <table:table-cell office:value-type="float" office:value="445" calcext:value-type="float">
            <text:p>445</text:p>
          </table:table-cell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2" calcext:value-type="float">
            <text:p>772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8860576" calcext:value-type="float">
            <text:p>886057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7" calcext:value-type="float">
            <text:p>797</text:p>
          </table:table-cell>
          <table:table-cell office:value-type="float" office:value="434" calcext:value-type="float">
            <text:p>434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31" calcext:value-type="float">
            <text:p>103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9082423" calcext:value-type="float">
            <text:p>908242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8" calcext:value-type="float">
            <text:p>838</text:p>
          </table:table-cell>
          <table:table-cell office:value-type="float" office:value="440" calcext:value-type="float">
            <text:p>440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37" calcext:value-type="float">
            <text:p>1237</text:p>
          </table:table-cell>
          <table:table-cell office:value-type="float" office:value="259" calcext:value-type="float">
            <text:p>259</text:p>
          </table:table-cell>
          <table:table-cell office:value-type="float" office:value="142" calcext:value-type="float">
            <text:p>142</text:p>
          </table:table-cell>
          <table:table-cell office:value-type="float" office:value="9072489" calcext:value-type="float">
            <text:p>907248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office:value-type="float" office:value="444" calcext:value-type="float">
            <text:p>444</text:p>
          </table:table-cell>
          <table:table-cell office:value-type="float" office:value="319" calcext:value-type="float">
            <text:p>31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9" calcext:value-type="float">
            <text:p>909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8913741" calcext:value-type="float">
            <text:p>891374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1" calcext:value-type="float">
            <text:p>751</text:p>
          </table:table-cell>
          <table:table-cell office:value-type="float" office:value="427" calcext:value-type="float">
            <text:p>427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5" calcext:value-type="float">
            <text:p>835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8910080" calcext:value-type="float">
            <text:p>891008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2" calcext:value-type="float">
            <text:p>822</text:p>
          </table:table-cell>
          <table:table-cell office:value-type="float" office:value="429" calcext:value-type="float">
            <text:p>429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8866749" calcext:value-type="float">
            <text:p>886674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5" calcext:value-type="float">
            <text:p>805</text:p>
          </table:table-cell>
          <table:table-cell office:value-type="float" office:value="424" calcext:value-type="float">
            <text:p>424</text:p>
          </table:table-cell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8945631" calcext:value-type="float">
            <text:p>894563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6" calcext:value-type="float">
            <text:p>806</text:p>
          </table:table-cell>
          <table:table-cell office:value-type="float" office:value="439" calcext:value-type="float">
            <text:p>439</text:p>
          </table:table-cell>
          <table:table-cell office:value-type="float" office:value="327" calcext:value-type="float">
            <text:p>32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102" calcext:value-type="float">
            <text:p>12102</text:p>
          </table:table-cell>
          <table:table-cell office:value-type="float" office:value="241" calcext:value-type="float">
            <text:p>241</text:p>
          </table:table-cell>
          <table:table-cell office:value-type="float" office:value="128" calcext:value-type="float">
            <text:p>128</text:p>
          </table:table-cell>
          <table:table-cell office:value-type="float" office:value="9149607" calcext:value-type="float">
            <text:p>914960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6" calcext:value-type="float">
            <text:p>776</text:p>
          </table:table-cell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1" calcext:value-type="float">
            <text:p>511</text:p>
          </table:table-cell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8853692" calcext:value-type="float">
            <text:p>885369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5" calcext:value-type="float">
            <text:p>495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8894896" calcext:value-type="float">
            <text:p>889489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6" calcext:value-type="float">
            <text:p>756</text:p>
          </table:table-cell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51" calcext:value-type="float">
            <text:p>1551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8829811" calcext:value-type="float">
            <text:p>882981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1" calcext:value-type="float">
            <text:p>841</text:p>
          </table:table-cell>
          <table:table-cell office:value-type="float" office:value="429" calcext:value-type="float">
            <text:p>429</text:p>
          </table:table-cell>
          <table:table-cell office:value-type="float" office:value="303" calcext:value-type="float">
            <text:p>3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39" calcext:value-type="float">
            <text:p>539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8908910" calcext:value-type="float">
            <text:p>89089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0" calcext:value-type="float">
            <text:p>780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8" calcext:value-type="float">
            <text:p>548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9066334" calcext:value-type="float">
            <text:p>906633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8" calcext:value-type="float">
            <text:p>808</text:p>
          </table:table-cell>
          <table:table-cell office:value-type="float" office:value="422" calcext:value-type="float">
            <text:p>422</text:p>
          </table:table-cell>
          <table:table-cell office:value-type="float" office:value="304" calcext:value-type="float">
            <text:p>30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9" calcext:value-type="float">
            <text:p>519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8880719" calcext:value-type="float">
            <text:p>888071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96" calcext:value-type="float">
            <text:p>1196</text:p>
          </table:table-cell>
          <table:table-cell office:value-type="float" office:value="622" calcext:value-type="float">
            <text:p>622</text:p>
          </table:table-cell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85" calcext:value-type="float">
            <text:p>785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9098679" calcext:value-type="float">
            <text:p>909867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47" calcext:value-type="float">
            <text:p>1247</text:p>
          </table:table-cell>
          <table:table-cell office:value-type="float" office:value="631" calcext:value-type="float">
            <text:p>631</text:p>
          </table:table-cell>
          <table:table-cell office:value-type="float" office:value="421" calcext:value-type="float">
            <text:p>42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8985117" calcext:value-type="float">
            <text:p>898511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47" calcext:value-type="float">
            <text:p>2847</text:p>
          </table:table-cell>
          <table:table-cell office:value-type="float" office:value="459" calcext:value-type="float">
            <text:p>459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8941538" calcext:value-type="float">
            <text:p>894153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20x2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" calcext:value-type="float">
            <text:p>45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40x4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3" calcext:value-type="float">
            <text:p>253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" calcext:value-type="float">
            <text:p>422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9" calcext:value-type="float">
            <text:p>53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50x5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8" calcext:value-type="float">
            <text:p>338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" calcext:value-type="float">
            <text:p>394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9" calcext:value-type="float">
            <text:p>349</text:p>
          </table:table-cell>
          <table:table-cell office:value-type="float" office:value="189" calcext:value-type="float">
            <text:p>189</text:p>
          </table:table-cell>
          <table:table-cell office:value-type="float" office:value="77" calcext:value-type="float">
            <text:p>7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5" calcext:value-type="float">
            <text:p>385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3" calcext:value-type="float">
            <text:p>443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60x6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4" calcext:value-type="float">
            <text:p>454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5" calcext:value-type="float">
            <text:p>415</text:p>
          </table:table-cell>
          <table:table-cell office:value-type="float" office:value="245" calcext:value-type="float">
            <text:p>245</text:p>
          </table:table-cell>
          <table:table-cell office:value-type="float" office:value="134" calcext:value-type="float">
            <text:p>134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244" calcext:value-type="float">
            <text:p>244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246" calcext:value-type="float">
            <text:p>246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4" calcext:value-type="float">
            <text:p>434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7" calcext:value-type="float">
            <text:p>407</text:p>
          </table:table-cell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3" calcext:value-type="float">
            <text:p>463</text:p>
          </table:table-cell>
          <table:table-cell office:value-type="float" office:value="246" calcext:value-type="float">
            <text:p>246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253" calcext:value-type="float">
            <text:p>253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15" calcext:value-type="float">
            <text:p>315</text:p>
          </table:table-cell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5" calcext:value-type="float">
            <text:p>515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247" calcext:value-type="float">
            <text:p>247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1" calcext:value-type="float">
            <text:p>441</text:p>
          </table:table-cell>
          <table:table-cell office:value-type="float" office:value="279" calcext:value-type="float">
            <text:p>279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9" calcext:value-type="float">
            <text:p>459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70x7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9" calcext:value-type="float">
            <text:p>679</text:p>
          </table:table-cell>
          <table:table-cell office:value-type="float" office:value="361" calcext:value-type="float">
            <text:p>361</text:p>
          </table:table-cell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4" calcext:value-type="float">
            <text:p>564</text:p>
          </table:table-cell>
          <table:table-cell office:value-type="float" office:value="326" calcext:value-type="float">
            <text:p>326</text:p>
          </table:table-cell>
          <table:table-cell office:value-type="float" office:value="164" calcext:value-type="float">
            <text:p>16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office:value-type="float" office:value="161" calcext:value-type="float">
            <text:p>161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94" calcext:value-type="float">
            <text:p>1594</text:p>
          </table:table-cell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5" calcext:value-type="float">
            <text:p>555</text:p>
          </table:table-cell>
          <table:table-cell office:value-type="float" office:value="332" calcext:value-type="float">
            <text:p>332</text:p>
          </table:table-cell>
          <table:table-cell office:value-type="float" office:value="181" calcext:value-type="float">
            <text:p>181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9" calcext:value-type="float">
            <text:p>569</text:p>
          </table:table-cell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0" calcext:value-type="float">
            <text:p>620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357" calcext:value-type="float">
            <text:p>357</text:p>
          </table:table-cell>
          <table:table-cell office:value-type="float" office:value="168" calcext:value-type="float">
            <text:p>168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2" calcext:value-type="float">
            <text:p>632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9" calcext:value-type="float">
            <text:p>579</text:p>
          </table:table-cell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327" calcext:value-type="float">
            <text:p>327</text:p>
          </table:table-cell>
          <table:table-cell office:value-type="float" office:value="164" calcext:value-type="float">
            <text:p>164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9" calcext:value-type="float">
            <text:p>509</text:p>
          </table:table-cell>
          <table:table-cell office:value-type="float" office:value="340" calcext:value-type="float">
            <text:p>340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7" calcext:value-type="float">
            <text:p>497</text:p>
          </table:table-cell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325" calcext:value-type="float">
            <text:p>325</text:p>
          </table:table-cell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326" calcext:value-type="float">
            <text:p>326</text:p>
          </table:table-cell>
          <table:table-cell office:value-type="float" office:value="160" calcext:value-type="float">
            <text:p>160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0" calcext:value-type="float">
            <text:p>920</text:p>
          </table:table-cell>
          <table:table-cell office:value-type="float" office:value="466" calcext:value-type="float">
            <text:p>466</text:p>
          </table:table-cell>
          <table:table-cell office:value-type="float" office:value="205" calcext:value-type="float">
            <text:p>205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9" calcext:value-type="float">
            <text:p>929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  <table:table-cell office:value-type="float" office:value="502" calcext:value-type="float">
            <text:p>502</text:p>
          </table:table-cell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" calcext:value-type="float">
            <text:p>941</text:p>
          </table:table-cell>
          <table:table-cell office:value-type="float" office:value="472" calcext:value-type="float">
            <text:p>472</text:p>
          </table:table-cell>
          <table:table-cell office:value-type="float" office:value="212" calcext:value-type="float">
            <text:p>212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2" calcext:value-type="float">
            <text:p>892</text:p>
          </table:table-cell>
          <table:table-cell office:value-type="float" office:value="459" calcext:value-type="float">
            <text:p>459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80x8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5" calcext:value-type="float">
            <text:p>1125</text:p>
          </table:table-cell>
          <table:table-cell office:value-type="float" office:value="613" calcext:value-type="float">
            <text:p>61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4" calcext:value-type="float">
            <text:p>1044</text:p>
          </table:table-cell>
          <table:table-cell office:value-type="float" office:value="626" calcext:value-type="float">
            <text:p>626</text:p>
          </table:table-cell>
          <table:table-cell office:value-type="float" office:value="476" calcext:value-type="float">
            <text:p>476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5" calcext:value-type="float">
            <text:p>1185</text:p>
          </table:table-cell>
          <table:table-cell office:value-type="float" office:value="649" calcext:value-type="float">
            <text:p>649</text:p>
          </table:table-cell>
          <table:table-cell office:value-type="float" office:value="421" calcext:value-type="float">
            <text:p>421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6" calcext:value-type="float">
            <text:p>1196</text:p>
          </table:table-cell>
          <table:table-cell office:value-type="float" office:value="575" calcext:value-type="float">
            <text:p>575</text:p>
          </table:table-cell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6" calcext:value-type="float">
            <text:p>716</text:p>
          </table:table-cell>
          <table:table-cell office:value-type="float" office:value="499" calcext:value-type="float">
            <text:p>499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1" calcext:value-type="float">
            <text:p>711</text:p>
          </table:table-cell>
          <table:table-cell office:value-type="float" office:value="431" calcext:value-type="float">
            <text:p>431</text:p>
          </table:table-cell>
          <table:table-cell office:value-type="float" office:value="329" calcext:value-type="float">
            <text:p>329</text:p>
          </table:table-cell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3" calcext:value-type="float">
            <text:p>623</text:p>
          </table:table-cell>
          <table:table-cell office:value-type="float" office:value="418" calcext:value-type="float">
            <text:p>418</text:p>
          </table:table-cell>
          <table:table-cell office:value-type="float" office:value="326" calcext:value-type="float">
            <text:p>326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office:value-type="float" office:value="447" calcext:value-type="float">
            <text:p>447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5" calcext:value-type="float">
            <text:p>705</text:p>
          </table:table-cell>
          <table:table-cell office:value-type="float" office:value="454" calcext:value-type="float">
            <text:p>454</text:p>
          </table:table-cell>
          <table:table-cell office:value-type="float" office:value="340" calcext:value-type="float">
            <text:p>340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1" calcext:value-type="float">
            <text:p>681</text:p>
          </table:table-cell>
          <table:table-cell office:value-type="float" office:value="421" calcext:value-type="float">
            <text:p>421</text:p>
          </table:table-cell>
          <table:table-cell office:value-type="float" office:value="345" calcext:value-type="float">
            <text:p>345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445" calcext:value-type="float">
            <text:p>445</text:p>
          </table:table-cell>
          <table:table-cell office:value-type="float" office:value="328" calcext:value-type="float">
            <text:p>328</text:p>
          </table:table-cell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8" calcext:value-type="float">
            <text:p>628</text:p>
          </table:table-cell>
          <table:table-cell office:value-type="float" office:value="436" calcext:value-type="float">
            <text:p>436</text:p>
          </table:table-cell>
          <table:table-cell office:value-type="float" office:value="322" calcext:value-type="float">
            <text:p>322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2" calcext:value-type="float">
            <text:p>762</text:p>
          </table:table-cell>
          <table:table-cell office:value-type="float" office:value="437" calcext:value-type="float">
            <text:p>437</text:p>
          </table:table-cell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1" calcext:value-type="float">
            <text:p>701</text:p>
          </table:table-cell>
          <table:table-cell office:value-type="float" office:value="427" calcext:value-type="float">
            <text:p>427</text:p>
          </table:table-cell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0" calcext:value-type="float">
            <text:p>740</text:p>
          </table:table-cell>
          <table:table-cell office:value-type="float" office:value="426" calcext:value-type="float">
            <text:p>426</text:p>
          </table:table-cell>
          <table:table-cell office:value-type="float" office:value="324" calcext:value-type="float">
            <text:p>324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7" calcext:value-type="float">
            <text:p>697</text:p>
          </table:table-cell>
          <table:table-cell office:value-type="float" office:value="438" calcext:value-type="float">
            <text:p>438</text:p>
          </table:table-cell>
          <table:table-cell office:value-type="float" office:value="343" calcext:value-type="float">
            <text:p>343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office:value-type="float" office:value="427" calcext:value-type="float">
            <text:p>427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3" calcext:value-type="float">
            <text:p>2773</text:p>
          </table:table-cell>
          <table:table-cell office:value-type="float" office:value="584" calcext:value-type="float">
            <text:p>584</text:p>
          </table:table-cell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5" calcext:value-type="float">
            <text:p>715</text:p>
          </table:table-cell>
          <table:table-cell office:value-type="float" office:value="434" calcext:value-type="float">
            <text:p>434</text:p>
          </table:table-cell>
          <table:table-cell office:value-type="float" office:value="333" calcext:value-type="float">
            <text:p>333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5" calcext:value-type="float">
            <text:p>635</text:p>
          </table:table-cell>
          <table:table-cell office:value-type="float" office:value="420" calcext:value-type="float">
            <text:p>420</text:p>
          </table:table-cell>
          <table:table-cell office:value-type="float" office:value="337" calcext:value-type="float">
            <text:p>337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0:35:14.74536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025084</meta:creation-date>
    <meta:editing-duration>PT39M59S</meta:editing-duration>
    <meta:editing-cycles>4</meta:editing-cycles>
    <meta:generator>LibreOffice/5.1.4.2$Linux_X86_64 LibreOffice_project/10m0$Build-2</meta:generator>
    <dc:date>2016-10-30T01:26:51.568457685</dc:date>
    <meta:document-statistic meta:table-count="1" meta:cell-count="19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19cm" svg:height="14.318cm" xlink:href=".." xlink:type="simple" chart:class="chart:scatter" chart:style-name="ch1">
        <chart:title svg:x="6.008cm" svg:y="0.422cm" chart:style-name="ch2">
          <text:p>Hakualgoritmien suoritusajat</text:p>
        </chart:title>
        <chart:subtitle svg:x="7.132cm" svg:y="1.487cm" chart:style-name="ch3">
          <text:p>sokkelo, reitti löytyy</text:p>
        </chart:subtitle>
        <chart:legend chart:legend-position="end" svg:x="15.761cm" svg:y="6.611cm" style:legend-expansion="high" chart:style-name="ch4"/>
        <chart:plot-area chart:style-name="ch5" table:cell-range-address="Sheet1.M3:Sheet1.O8 Sheet1.N2:Sheet1.O2" chart:data-source-has-labels="row" svg:x="1.367cm" svg:y="2.456cm" svg:width="14.038cm" svg:height="10.595cm">
          <chartooo:coordinate-region svg:x="2.359cm" svg:y="2.655cm" svg:width="12.766cm" svg:height="9.749cm"/>
          <chart:axis chart:dimension="x" chart:name="primary-x" chart:style-name="ch6">
            <chart:title svg:x="6.754cm" svg:y="13.337cm" chart:style-name="ch7">
              <text:p>löytyneen reitin pituus</text:p>
            </chart:title>
          </chart:axis>
          <chart:axis chart:dimension="y" chart:name="primary-y" chart:style-name="ch8">
            <chart:title svg:x="0.451cm" svg:y="8.432cm" chart:style-name="ch9">
              <text:p>aika (ns)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1.N3:Sheet1.N8" chart:label-cell-address="Sheet1.N2:Sheet1.N2" chart:class="chart:scatter">
            <chart:domain table:cell-range-address="Sheet1.M3:Sheet1.M8"/>
            <chart:data-point chart:repeated="6"/>
          </chart:series>
          <chart:series chart:style-name="ch13" chart:values-cell-range-address="Sheet1.O3:Sheet1.O8" chart:label-cell-address="Sheet1.O2:Sheet1.O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FS</text:p>
                <draw:g>
                  <svg:desc>Sheet1.N2:Sheet1.N2</svg:desc>
                </draw:g>
              </table:table-cell>
              <table:table-cell office:value-type="string">
                <text:p>IDA*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M3:Sheet1.M8</svg:desc>
                </draw:g>
              </table:table-cell>
              <table:table-cell office:value-type="float" office:value="86.5">
                <text:p>86.5</text:p>
                <draw:g>
                  <svg:desc>Sheet1.N3:Sheet1.N8</svg:desc>
                </draw:g>
              </table:table-cell>
              <table:table-cell office:value-type="float" office:value="29.5">
                <text:p>29.5</text:p>
                <draw:g>
                  <svg:desc>Sheet1.O3:Sheet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07">
                <text:p>207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87">
                <text:p>387</text:p>
              </table:table-cell>
              <table:table-cell office:value-type="float" office:value="2890.5">
                <text:p>28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52cm" svg:height="14.219cm" xlink:href=".." xlink:type="simple" chart:class="chart:scatter" chart:style-name="ch1">
        <chart:title svg:x="6.025cm" svg:y="0.42cm" chart:style-name="ch2">
          <text:p>Hakualgoritmien suoritusajat</text:p>
        </chart:title>
        <chart:subtitle svg:x="7.281cm" svg:y="1.483cm" chart:style-name="ch3">
          <text:p>sokkelo, takaa-ajo</text:p>
        </chart:subtitle>
        <chart:legend chart:legend-position="end" svg:x="15.794cm" svg:y="6.561cm" style:legend-expansion="high" chart:style-name="ch4"/>
        <chart:plot-area chart:style-name="ch5" table:cell-range-address="Sheet1.M11:Sheet1.O17" chart:data-source-has-labels="both" svg:x="1.368cm" svg:y="2.45cm" svg:width="14.069cm" svg:height="10.504cm">
          <chartooo:coordinate-region svg:x="2.123cm" svg:y="2.649cm" svg:width="12.296cm" svg:height="9.658cm"/>
          <chart:axis chart:dimension="x" chart:name="primary-x" chart:style-name="ch6" chartooo:axis-type="auto">
            <chart:title svg:x="6.797cm" svg:y="13.238cm" chart:style-name="ch7">
              <text:p>sokkelon sivun pituus</text:p>
            </chart:title>
            <chart:categories table:cell-range-address="Sheet1.M12:Sheet1.M17"/>
            <chart:grid chart:style-name="ch8" chart:class="major"/>
          </chart:axis>
          <chart:axis chart:dimension="y" chart:name="primary-y" chart:style-name="ch9">
            <chart:title svg:x="0.451cm" svg:y="8.95cm" chart:style-name="ch10">
              <text:p>kulunut aika (n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N12:Sheet1.N17" chart:label-cell-address="Sheet1.N11:Sheet1.N11" chart:class="chart:scatter">
            <chart:domain table:cell-range-address="Sheet1.M12:Sheet1.M17"/>
            <chart:data-point chart:repeated="6"/>
          </chart:series>
          <chart:series chart:style-name="ch13" chart:values-cell-range-address="Sheet1.O12:Sheet1.O17" chart:label-cell-address="Sheet1.O11:Sheet1.O1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N11:Sheet1.N11</svg:desc>
                </draw:g>
              </table:table-cell>
              <table:table-cell office:value-type="string">
                <text:p>IDA*</text:p>
                <draw:g>
                  <svg:desc>Sheet1.O11:Sheet1.O1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M12:Sheet1.M17</svg:desc>
                </draw:g>
              </table:table-cell>
              <table:table-cell office:value-type="float" office:value="24">
                <text:p>24</text:p>
                <draw:g>
                  <svg:desc>Sheet1.N12:Sheet1.N17</svg:desc>
                </draw:g>
              </table:table-cell>
              <table:table-cell office:value-type="float" office:value="3410">
                <text:p>3410</text:p>
                <draw:g>
                  <svg:desc>Sheet1.O12:Sheet1.O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927639.5">
                <text:p>8927639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4.5">
                <text:p>1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3.5">
                <text:p>28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6.5">
                <text:p>416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